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93mm"/>
    </style:style>
    <style:style style:name="co2" style:family="table-column">
      <style:table-column-properties fo:break-before="auto" style:column-width="51.19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40.8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background-color="#ed1c24"/>
    </style:style>
    <style:style style:name="ce8" style:family="table-cell" style:parent-style-name="Default">
      <style:table-cell-properties fo:background-color="#1c1c1c"/>
    </style:style>
    <style:style style:name="ce9" style:family="table-cell" style:parent-style-name="Default">
      <style:table-cell-properties fo:background-color="#fff450"/>
    </style:style>
    <style:style style:name="ce6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ef413d"/>
    </style:style>
    <style:style style:name="ce15" style:family="table-cell" style:parent-style-name="Default">
      <style:table-cell-properties fo:background-color="#000000"/>
      <style:text-properties fo:color="#000000"/>
    </style:style>
    <style:style style:name="ce16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font-weight-asian="bold" style:font-weight-complex="bold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marker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azimuth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v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25_right2</text:p>
          </table:table-cell>
          <table:table-cell office:value-type="float" office:value="26.0383930206299" calcext:value-type="float">
            <text:p>26.0383930206299</text:p>
          </table:table-cell>
          <table:table-cell office:value-type="float" office:value="-0.294820934534073" calcext:value-type="float">
            <text:p>-0.294820934534073</text:p>
          </table:table-cell>
          <table:table-cell table:formula="of:=[.B2]*COS([.C2])" office:value-type="float" office:value="24.9149454222396" calcext:value-type="float">
            <text:p>24.9149454222396</text:p>
          </table:table-cell>
          <table:table-cell table:formula="of:=[.B2]*SIN([.C2])" office:value-type="float" office:value="-7.56593719929048" calcext:value-type="float">
            <text:p>-7.56593719929048</text:p>
          </table:table-cell>
          <table:table-cell office:value-type="float" office:value="560" calcext:value-type="float">
            <text:p>560</text:p>
          </table:table-cell>
          <table:table-cell office:value-type="float" office:value="212" calcext:value-type="float">
            <text:p>2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_left2</text:p>
          </table:table-cell>
          <table:table-cell office:value-type="float" office:value="25.0862140655518" calcext:value-type="float">
            <text:p>25.0862140655518</text:p>
          </table:table-cell>
          <table:table-cell office:value-type="float" office:value="0.422720491886139" calcext:value-type="float">
            <text:p>0.422720491886139</text:p>
          </table:table-cell>
          <table:table-cell table:formula="of:=[.B3]*COS([.C3])" office:value-type="float" office:value="22.8780315244815" calcext:value-type="float">
            <text:p>22.8780315244815</text:p>
          </table:table-cell>
          <table:table-cell table:formula="of:=[.B3]*SIN([.C3])" office:value-type="float" office:value="10.2914435191336" calcext:value-type="float">
            <text:p>10.2914435191336</text:p>
          </table:table-cell>
          <table:table-cell office:value-type="float" office:value="91" calcext:value-type="float">
            <text:p>91</text:p>
          </table:table-cell>
          <table:table-cell office:value-type="float" office:value="205" calcext:value-type="float">
            <text:p>2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_left1</text:p>
          </table:table-cell>
          <table:table-cell office:value-type="float" office:value="25.0587482452393" calcext:value-type="float">
            <text:p>25.0587482452393</text:p>
          </table:table-cell>
          <table:table-cell office:value-type="float" office:value="0.233651578426361" calcext:value-type="float">
            <text:p>0.233651578426361</text:p>
          </table:table-cell>
          <table:table-cell table:formula="of:=[.B4]*COS([.C4])" office:value-type="float" office:value="24.377837594542" calcext:value-type="float">
            <text:p>24.377837594542</text:p>
          </table:table-cell>
          <table:table-cell table:formula="of:=[.B4]*SIN([.C4])" office:value-type="float" office:value="5.80188743706908" calcext:value-type="float">
            <text:p>5.80188743706908</text:p>
          </table:table-cell>
          <table:table-cell office:value-type="float" office:value="213" calcext:value-type="float">
            <text:p>213</text:p>
          </table:table-cell>
          <table:table-cell office:value-type="float" office:value="204" calcext:value-type="float">
            <text:p>2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_center</text:p>
          </table:table-cell>
          <table:table-cell office:value-type="float" office:value="25.063325881958" calcext:value-type="float">
            <text:p>25.063325881958</text:p>
          </table:table-cell>
          <table:table-cell office:value-type="float" office:value="0.05503324046731" calcext:value-type="float">
            <text:p>0.05503324046731</text:p>
          </table:table-cell>
          <table:table-cell table:formula="of:=[.B5]*COS([.C5])" office:value-type="float" office:value="25.0253813444996" calcext:value-type="float">
            <text:p>25.0253813444996</text:p>
          </table:table-cell>
          <table:table-cell table:formula="of:=[.B5]*SIN([.C5])" office:value-type="float" office:value="1.37861989960801" calcext:value-type="float">
            <text:p>1.37861989960801</text:p>
          </table:table-cell>
          <table:table-cell office:value-type="float" office:value="331" calcext:value-type="float">
            <text:p>331</text:p>
          </table:table-cell>
          <table:table-cell office:value-type="float" office:value="206" calcext:value-type="float">
            <text:p>20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_right2</text:p>
          </table:table-cell>
          <table:table-cell table:style-name="ce2" office:value-type="float" office:value="20.3299045562744" calcext:value-type="float">
            <text:p>20.3299045562744</text:p>
          </table:table-cell>
          <table:table-cell table:style-name="ce2" office:value-type="float" office:value="-0.270084738731384" calcext:value-type="float">
            <text:p>-0.270084738731384</text:p>
          </table:table-cell>
          <table:table-cell table:formula="of:=[.B6]*COS([.C6])" office:value-type="float" office:value="19.5929107605539" calcext:value-type="float">
            <text:p>19.5929107605539</text:p>
          </table:table-cell>
          <table:table-cell table:formula="of:=[.B6]*SIN([.C6])" office:value-type="float" office:value="-5.42428494791682" calcext:value-type="float">
            <text:p>-5.42428494791682</text:p>
          </table:table-cell>
          <table:table-cell table:style-name="ce2" office:value-type="float" office:value="541" calcext:value-type="float">
            <text:p>541</text:p>
          </table:table-cell>
          <table:table-cell table:style-name="ce2" office:value-type="float" office:value="217" calcext:value-type="float">
            <text:p>217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20_right1</text:p>
          </table:table-cell>
          <table:table-cell office:value-type="float" office:value="20.403148651123" calcext:value-type="float">
            <text:p>20.403148651123</text:p>
          </table:table-cell>
          <table:table-cell office:value-type="float" office:value="-0.114668563008308" calcext:value-type="float">
            <text:p>-0.114668563008308</text:p>
          </table:table-cell>
          <table:table-cell table:formula="of:=[.B7]*COS([.C7])" office:value-type="float" office:value="20.2691562985636" calcext:value-type="float">
            <text:p>20.2691562985636</text:p>
          </table:table-cell>
          <table:table-cell table:formula="of:=[.B7]*SIN([.C7])" office:value-type="float" office:value="-2.33447592067693" calcext:value-type="float">
            <text:p>-2.33447592067693</text:p>
          </table:table-cell>
          <table:table-cell office:value-type="float" office:value="441" calcext:value-type="float">
            <text:p>441</text:p>
          </table:table-cell>
          <table:table-cell office:value-type="float" office:value="214" calcext:value-type="float">
            <text:p>2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_left2</text:p>
          </table:table-cell>
          <table:table-cell office:value-type="float" office:value="20.0735492706299" calcext:value-type="float">
            <text:p>20.0735492706299</text:p>
          </table:table-cell>
          <table:table-cell office:value-type="float" office:value="0.443525731563568" calcext:value-type="float">
            <text:p>0.443525731563568</text:p>
          </table:table-cell>
          <table:table-cell table:formula="of:=[.B8]*COS([.C8])" office:value-type="float" office:value="18.131318853781" calcext:value-type="float">
            <text:p>18.131318853781</text:p>
          </table:table-cell>
          <table:table-cell table:formula="of:=[.B8]*SIN([.C8])" office:value-type="float" office:value="8.61409640896441" calcext:value-type="float">
            <text:p>8.61409640896441</text:p>
          </table:table-cell>
          <table:table-cell office:value-type="float" office:value="81" calcext:value-type="float">
            <text:p>81</text:p>
          </table:table-cell>
          <table:table-cell office:value-type="float" office:value="210" calcext:value-type="float">
            <text:p>2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_left1</text:p>
          </table:table-cell>
          <table:table-cell office:value-type="float" office:value="19.9682598114014" calcext:value-type="float">
            <text:p>19.9682598114014</text:p>
          </table:table-cell>
          <table:table-cell office:value-type="float" office:value="0.25704550743103" calcext:value-type="float">
            <text:p>0.25704550743103</text:p>
          </table:table-cell>
          <table:table-cell table:formula="of:=[.B9]*COS([.C9])" office:value-type="float" office:value="19.3122086615384" calcext:value-type="float">
            <text:p>19.3122086615384</text:p>
          </table:table-cell>
          <table:table-cell table:formula="of:=[.B9]*SIN([.C9])" office:value-type="float" office:value="5.076415714737" calcext:value-type="float">
            <text:p>5.076415714737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_center</text:p>
          </table:table-cell>
          <table:table-cell office:value-type="float" office:value="20.0277709960937" calcext:value-type="float">
            <text:p>20.0277709960937</text:p>
          </table:table-cell>
          <table:table-cell office:value-type="float" office:value="0.0433362796902657" calcext:value-type="float">
            <text:p>0.043336279690266</text:p>
          </table:table-cell>
          <table:table-cell table:formula="of:=[.B10]*COS([.C10])" office:value-type="float" office:value="20.008967530365" calcext:value-type="float">
            <text:p>20.008967530365</text:p>
          </table:table-cell>
          <table:table-cell table:formula="of:=[.B10]*SIN([.C10])" office:value-type="float" office:value="0.867657444370878" calcext:value-type="float">
            <text:p>0.867657444370878</text:p>
          </table:table-cell>
          <table:table-cell office:value-type="float" office:value="338" calcext:value-type="float">
            <text:p>338</text:p>
          </table:table-cell>
          <table:table-cell office:value-type="float" office:value="210" calcext:value-type="float">
            <text:p>2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_left2</text:p>
          </table:table-cell>
          <table:table-cell office:value-type="float" office:value="13.9347515106201" calcext:value-type="float">
            <text:p>13.9347515106201</text:p>
          </table:table-cell>
          <table:table-cell office:value-type="float" office:value="0.524253904819489" calcext:value-type="float">
            <text:p>0.524253904819489</text:p>
          </table:table-cell>
          <table:table-cell table:formula="of:=[.B11]*COS([.C11])" office:value-type="float" office:value="12.0632816827689" calcext:value-type="float">
            <text:p>12.0632816827689</text:p>
          </table:table-cell>
          <table:table-cell table:formula="of:=[.B11]*SIN([.C11])" office:value-type="float" office:value="6.97528025995376" calcext:value-type="float">
            <text:p>6.97528025995376</text:p>
          </table:table-cell>
          <table:table-cell office:value-type="float" office:value="52" calcext:value-type="float">
            <text:p>52</text:p>
          </table:table-cell>
          <table:table-cell office:value-type="float" office:value="223" calcext:value-type="float">
            <text:p>2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_right2</text:p>
          </table:table-cell>
          <table:table-cell office:value-type="float" office:value="14.2048406600952" calcext:value-type="float">
            <text:p>14.2048406600952</text:p>
          </table:table-cell>
          <table:table-cell office:value-type="float" office:value="-0.301244676113129" calcext:value-type="float">
            <text:p>-0.301244676113129</text:p>
          </table:table-cell>
          <table:table-cell table:formula="of:=[.B12]*COS([.C12])" office:value-type="float" office:value="13.5651671712901" calcext:value-type="float">
            <text:p>13.5651671712901</text:p>
          </table:table-cell>
          <table:table-cell table:formula="of:=[.B12]*SIN([.C12])" office:value-type="float" office:value="-4.21470494740116" calcext:value-type="float">
            <text:p>-4.21470494740116</text:p>
          </table:table-cell>
          <table:table-cell office:value-type="float" office:value="547" calcext:value-type="float">
            <text:p>547</text:p>
          </table:table-cell>
          <table:table-cell office:value-type="float" office:value="228" calcext:value-type="float">
            <text:p>22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14_left1</text:p>
          </table:table-cell>
          <table:table-cell table:style-name="ce5" office:value-type="float" office:value="13.7882623672485" calcext:value-type="float">
            <text:p>13.7882623672485</text:p>
          </table:table-cell>
          <table:table-cell table:style-name="ce5" office:value-type="float" office:value="1.15253412723541" calcext:value-type="float">
            <text:p>1.15253412723541</text:p>
          </table:table-cell>
          <table:table-cell table:style-name="ce5" table:formula="of:=[.B14]*COS([.C14])" office:value-type="float" office:value="5.60042088031751" calcext:value-type="float">
            <text:p>5.60042088031751</text:p>
          </table:table-cell>
          <table:table-cell table:style-name="ce5" table:formula="of:=[.B14]*SIN([.C14])" office:value-type="float" office:value="12.5996613078045" calcext:value-type="float">
            <text:p>12.5996613078045</text:p>
          </table:table-cell>
          <table:table-cell table:style-name="ce5" office:value-type="float" office:value="234" calcext:value-type="float">
            <text:p>234</text:p>
          </table:table-cell>
          <table:table-cell table:style-name="ce5" office:value-type="float" office:value="223" calcext:value-type="float">
            <text:p>223</text:p>
          </table:table-cell>
          <table:table-cell table:style-name="ce5" table:number-columns-repeated="1017"/>
        </table:table-row>
        <table:table-row table:style-name="ro1">
          <table:table-cell table:style-name="ce2" office:value-type="string" calcext:value-type="string">
            <text:p>14_right1</text:p>
          </table:table-cell>
          <table:table-cell table:style-name="ce2" office:value-type="float" office:value="14.1636400222778" calcext:value-type="float">
            <text:p>14.1636400222778</text:p>
          </table:table-cell>
          <table:table-cell table:style-name="ce2" office:value-type="float" office:value="-0.120900548994541" calcext:value-type="float">
            <text:p>-0.120900548994541</text:p>
          </table:table-cell>
          <table:table-cell table:style-name="ce2" table:formula="of:=[.B15]*COS([.C15])" office:value-type="float" office:value="14.0602514920743" calcext:value-type="float">
            <text:p>14.0602514920743</text:p>
          </table:table-cell>
          <table:table-cell table:style-name="ce2" table:formula="of:=[.B15]*SIN([.C15])" office:value-type="float" office:value="-1.70822324661994" calcext:value-type="float">
            <text:p>-1.70822324661994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224" calcext:value-type="float">
            <text:p>224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14_center</text:p>
          </table:table-cell>
          <table:table-cell office:value-type="float" office:value="14.1636400222778" calcext:value-type="float">
            <text:p>14.1636400222778</text:p>
          </table:table-cell>
          <table:table-cell office:value-type="float" office:value="0.0592518150806427" calcext:value-type="float">
            <text:p>0.059251815080643</text:p>
          </table:table-cell>
          <table:table-cell table:style-name="ce6" table:formula="of:=[.B16]*COS([.C16])" office:value-type="float" office:value="14.138784600382" calcext:value-type="float">
            <text:p>14.138784600382</text:p>
          </table:table-cell>
          <table:table-cell table:style-name="ce6" table:formula="of:=[.B16]*SIN([.C16])" office:value-type="float" office:value="0.838730412391799" calcext:value-type="float">
            <text:p>0.838730412391799</text:p>
          </table:table-cell>
          <table:table-cell office:value-type="float" office:value="328" calcext:value-type="float">
            <text:p>328</text:p>
          </table:table-cell>
          <table:table-cell office:value-type="float" office:value="221" calcext:value-type="float">
            <text:p>2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_left2</text:p>
          </table:table-cell>
          <table:table-cell office:value-type="float" office:value="9.96581935882568" calcext:value-type="float">
            <text:p>9.96581935882568</text:p>
          </table:table-cell>
          <table:table-cell office:value-type="float" office:value="0.593572795391083" calcext:value-type="float">
            <text:p>0.593572795391083</text:p>
          </table:table-cell>
          <table:table-cell table:style-name="ce6" table:formula="of:=[.B17]*COS([.C17])" office:value-type="float" office:value="8.26114219711857" calcext:value-type="float">
            <text:p>8.26114219711857</text:p>
          </table:table-cell>
          <table:table-cell table:style-name="ce6" table:formula="of:=[.B17]*SIN([.C17])" office:value-type="float" office:value="5.57414433718142" calcext:value-type="float">
            <text:p>5.57414433718142</text:p>
          </table:table-cell>
          <table:table-cell office:value-type="float" office:value="16" calcext:value-type="float">
            <text:p>16</text:p>
          </table:table-cell>
          <table:table-cell office:value-type="float" office:value="236" calcext:value-type="float">
            <text:p>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_left1</text:p>
          </table:table-cell>
          <table:table-cell office:value-type="float" office:value="9.84679698944092" calcext:value-type="float">
            <text:p>9.84679698944092</text:p>
          </table:table-cell>
          <table:table-cell office:value-type="float" office:value="0.321474671363831" calcext:value-type="float">
            <text:p>0.321474671363831</text:p>
          </table:table-cell>
          <table:table-cell table:style-name="ce6" table:formula="of:=[.B18]*COS([.C18])" office:value-type="float" office:value="9.34235054070211" calcext:value-type="float">
            <text:p>9.34235054070211</text:p>
          </table:table-cell>
          <table:table-cell table:style-name="ce6" table:formula="of:=[.B18]*SIN([.C18])" office:value-type="float" office:value="3.11125333682517" calcext:value-type="float">
            <text:p>3.11125333682517</text:p>
          </table:table-cell>
          <table:table-cell office:value-type="float" office:value="173" calcext:value-type="float">
            <text:p>173</text:p>
          </table:table-cell>
          <table:table-cell office:value-type="float" office:value="236" calcext:value-type="float">
            <text:p>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_right2</text:p>
          </table:table-cell>
          <table:table-cell office:value-type="float" office:value="10.5609302520752" calcext:value-type="float">
            <text:p>10.5609302520752</text:p>
          </table:table-cell>
          <table:table-cell office:value-type="float" office:value="-0.333363384008408" calcext:value-type="float">
            <text:p>-0.333363384008408</text:p>
          </table:table-cell>
          <table:table-cell table:style-name="ce6" table:formula="of:=[.B19]*COS([.C19])" office:value-type="float" office:value="9.97952055722004" calcext:value-type="float">
            <text:p>9.97952055722004</text:p>
          </table:table-cell>
          <table:table-cell table:style-name="ce6" table:formula="of:=[.B19]*SIN([.C19])" office:value-type="float" office:value="-3.45578026460304" calcext:value-type="float">
            <text:p>-3.45578026460304</text:p>
          </table:table-cell>
          <table:table-cell office:value-type="float" office:value="577" calcext:value-type="float">
            <text:p>577</text:p>
          </table:table-cell>
          <table:table-cell office:value-type="float" office:value="242" calcext:value-type="float">
            <text:p>2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_center</text:p>
          </table:table-cell>
          <table:table-cell office:value-type="float" office:value="10.2404861450195" calcext:value-type="float">
            <text:p>10.2404861450195</text:p>
          </table:table-cell>
          <table:table-cell office:value-type="float" office:value="0.0579095408320427" calcext:value-type="float">
            <text:p>0.057909540832043</text:p>
          </table:table-cell>
          <table:table-cell table:style-name="ce6" table:formula="of:=[.B20]*COS([.C20])" office:value-type="float" office:value="10.2233201314964" calcext:value-type="float">
            <text:p>10.2233201314964</text:p>
          </table:table-cell>
          <table:table-cell table:style-name="ce6" table:formula="of:=[.B20]*SIN([.C20])" office:value-type="float" office:value="0.592690454856317" calcext:value-type="float">
            <text:p>0.592690454856317</text:p>
          </table:table-cell>
          <table:table-cell office:value-type="float" office:value="333" calcext:value-type="float">
            <text:p>333</text:p>
          </table:table-cell>
          <table:table-cell office:value-type="float" office:value="235" calcext:value-type="float">
            <text:p>23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" table:formula="of:=[.B21]*COS([.C21])" office:value-type="float" office:value="0" calcext:value-type="float">
            <text:p>0</text:p>
          </table:table-cell>
          <table:table-cell table:style-name="ce6" table:formula="of:=[.B21]*SIN([.C21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 table:formula="of:=[.B22]*COS([.C22])" office:value-type="float" office:value="0" calcext:value-type="float">
            <text:p>0</text:p>
          </table:table-cell>
          <table:table-cell table:style-name="ce6" table:formula="of:=[.B22]*SIN([.C22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table:number-columns-repeated="3"/>
          <table:table-cell table:style-name="ce6" table:formula="of:=[.B23]*COS([.C23])" office:value-type="float" office:value="0" calcext:value-type="float">
            <text:p>0</text:p>
          </table:table-cell>
          <table:table-cell table:style-name="ce6" table:formula="of:=[.B23]*SIN([.C23])" office:value-type="float" office:value="0" calcext:value-type="float">
            <text:p>0</text:p>
          </table:table-cell>
          <table:table-cell table:style-name="ce8" table:number-columns-repeated="1019"/>
        </table:table-row>
        <table:table-row table:style-name="ro2">
          <table:table-cell table:style-name="ce1" office:value-type="string" calcext:value-type="string">
            <text:p><text:span text:style-name="T1">Calibration: 1</text:span><text:span text:style-name="T2">st</text:span><text:span text:style-name="T1"> sept</text:span></text:p>
          </table:table-cell>
          <table:table-cell table:number-columns-repeated="2"/>
          <table:table-cell table:style-name="ce6" table:formula="of:=[.B24]*COS([.C24])" office:value-type="float" office:value="0" calcext:value-type="float">
            <text:p>0</text:p>
          </table:table-cell>
          <table:table-cell table:style-name="ce6" table:formula="of:=[.B24]*SIN([.C24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 table:formula="of:=[.B25]*COS([.C25])" office:value-type="float" office:value="0" calcext:value-type="float">
            <text:p>0</text:p>
          </table:table-cell>
          <table:table-cell table:style-name="ce6" table:formula="of:=[.B25]*SIN([.C25])" office:value-type="float" office:value="0" calcext:value-type="float">
            <text:p>0</text:p>
          </table:table-cell>
          <table:table-cell table:style-name="ce1" office:value-type="string" calcext:value-type="string">
            <text:p>basler</text:p>
          </table:table-cell>
          <table:table-cell table:number-columns-repeated="2"/>
          <table:table-cell office:value-type="string" calcext:value-type="string">
            <text:p>RCS</text:p>
          </table:table-cell>
          <table:table-cell office:value-type="string" calcext:value-type="string">
            <text:p>SN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center</text:p>
          </table:table-cell>
          <table:table-cell office:value-type="float" office:value="10.0207529067993" calcext:value-type="float">
            <text:p>10.0207529067993</text:p>
          </table:table-cell>
          <table:table-cell office:value-type="float" office:value="-0.0137103721499443" calcext:value-type="float">
            <text:p>-0.013710372149944</text:p>
          </table:table-cell>
          <table:table-cell table:style-name="ce6" table:formula="of:=[.B26]*COS([.C26])" office:value-type="float" office:value="10.0198110995233" calcext:value-type="float">
            <text:p>10.0198110995233</text:p>
          </table:table-cell>
          <table:table-cell table:style-name="ce6" table:formula="of:=[.B26]*SIN([.C26])" office:value-type="float" office:value="-0.137383947371803" calcext:value-type="float">
            <text:p>-0.137383947371803</text:p>
          </table:table-cell>
          <table:table-cell office:value-type="float" office:value="310" calcext:value-type="float">
            <text:p>310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10.0070190429688" calcext:value-type="float">
            <text:p>10.0070190429688</text:p>
          </table:table-cell>
          <table:table-cell office:value-type="float" office:value="26.3999996185303" calcext:value-type="float">
            <text:p>26.39999961853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0_left1</text:p>
          </table:table-cell>
          <table:table-cell office:value-type="float" office:value="9.34781932830811" calcext:value-type="float">
            <text:p>9.34781932830811</text:p>
          </table:table-cell>
          <table:table-cell office:value-type="float" office:value="0.323008686304092" calcext:value-type="float">
            <text:p>0.323008686304092</text:p>
          </table:table-cell>
          <table:table-cell table:style-name="ce6" table:formula="of:=[.B27]*COS([.C27])" office:value-type="float" office:value="8.86439396401329" calcext:value-type="float">
            <text:p>8.86439396401329</text:p>
          </table:table-cell>
          <table:table-cell table:style-name="ce6" table:formula="of:=[.B27]*SIN([.C27])" office:value-type="float" office:value="2.96719494564404" calcext:value-type="float">
            <text:p>2.96719494564404</text:p>
          </table:table-cell>
          <table:table-cell office:value-type="float" office:value="185" calcext:value-type="float">
            <text:p>185</text:p>
          </table:table-cell>
          <table:table-cell office:value-type="float" office:value="256" calcext:value-type="float">
            <text:p>256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10_left2</text:p>
          </table:table-cell>
          <table:table-cell table:style-name="ce9" office:value-type="float" office:value="8.82137489318848" calcext:value-type="float">
            <text:p>8.82137489318848</text:p>
          </table:table-cell>
          <table:table-cell table:style-name="ce9" office:value-type="float" office:value="0.469028949737549" calcext:value-type="float">
            <text:p>0.469028949737549</text:p>
          </table:table-cell>
          <table:table-cell table:style-name="ce6" table:formula="of:=[.B28]*COS([.C28])" office:value-type="float" office:value="7.86873382759902" calcext:value-type="float">
            <text:p>7.86873382759902</text:p>
          </table:table-cell>
          <table:table-cell table:style-name="ce6" table:formula="of:=[.B28]*SIN([.C28])" office:value-type="float" office:value="3.98744065242041" calcext:value-type="float">
            <text:p>3.98744065242041</text:p>
          </table:table-cell>
          <table:table-cell table:style-name="ce9" office:value-type="float" office:value="116" calcext:value-type="float">
            <text:p>116</text:p>
          </table:table-cell>
          <table:table-cell table:style-name="ce9" office:value-type="float" office:value="262" calcext:value-type="float">
            <text:p>262</text:p>
          </table:table-cell>
          <table:table-cell table:style-name="ce9" table:number-columns-repeated="1017"/>
        </table:table-row>
        <table:table-row table:style-name="ro1">
          <table:table-cell table:style-name="ce9" office:value-type="string" calcext:value-type="string">
            <text:p>10_right2</text:p>
          </table:table-cell>
          <table:table-cell table:style-name="ce9" office:value-type="float" office:value="9.71861934661865" calcext:value-type="float">
            <text:p>9.71861934661865</text:p>
          </table:table-cell>
          <table:table-cell table:style-name="ce9" office:value-type="float" office:value="-0.484752714633942" calcext:value-type="float">
            <text:p>-0.484752714633942</text:p>
          </table:table-cell>
          <table:table-cell table:style-name="ce6" table:formula="of:=[.B29]*COS([.C29])" office:value-type="float" office:value="8.59893923864125" calcext:value-type="float">
            <text:p>8.59893923864125</text:p>
          </table:table-cell>
          <table:table-cell table:style-name="ce6" table:formula="of:=[.B29]*SIN([.C29])" office:value-type="float" office:value="-4.52877532834497" calcext:value-type="float">
            <text:p>-4.52877532834497</text:p>
          </table:table-cell>
          <table:table-cell table:style-name="ce9" office:value-type="float" office:value="502" calcext:value-type="float">
            <text:p>502</text:p>
          </table:table-cell>
          <table:table-cell table:style-name="ce9" office:value-type="float" office:value="259" calcext:value-type="float">
            <text:p>259</text:p>
          </table:table-cell>
          <table:table-cell table:style-name="ce9" table:number-columns-repeated="1017"/>
        </table:table-row>
        <table:table-row table:style-name="ro1">
          <table:table-cell table:style-name="ce6" office:value-type="string" calcext:value-type="string">
            <text:p>15_left1</text:p>
          </table:table-cell>
          <table:table-cell table:style-name="ce6" office:value-type="float" office:value="14.9739065170288" calcext:value-type="float">
            <text:p>14.9739065170288</text:p>
          </table:table-cell>
          <table:table-cell table:style-name="ce6" office:value-type="float" office:value="0.124927371740341" calcext:value-type="float">
            <text:p>0.124927371740341</text:p>
          </table:table-cell>
          <table:table-cell table:style-name="ce6" table:formula="of:=[.B30]*COS([.C30])" office:value-type="float" office:value="14.8572106636809" calcext:value-type="float">
            <text:p>14.8572106636809</text:p>
          </table:table-cell>
          <table:table-cell table:style-name="ce6" table:formula="of:=[.B30]*SIN([.C30])" office:value-type="float" office:value="1.86578875431384" calcext:value-type="float">
            <text:p>1.86578875431384</text:p>
          </table:table-cell>
          <table:table-cell table:style-name="ce6" office:value-type="float" office:value="255" calcext:value-type="float">
            <text:p>255</text:p>
          </table:table-cell>
          <table:table-cell table:style-name="ce6" office:value-type="float" office:value="236" calcext:value-type="float">
            <text:p>236</text:p>
          </table:table-cell>
          <table:table-cell table:style-name="ce6" table:number-columns-repeated="1017"/>
        </table:table-row>
        <table:table-row table:style-name="ro1">
          <table:table-cell table:style-name="ce5" office:value-type="string" calcext:value-type="string">
            <text:p>15_right1</text:p>
          </table:table-cell>
          <table:table-cell table:style-name="ce5" office:value-type="float" office:value="15.0105285644531" calcext:value-type="float">
            <text:p>15.0105285644531</text:p>
          </table:table-cell>
          <table:table-cell table:style-name="ce5" office:value-type="float" office:value="-0.0981777682900429" calcext:value-type="float">
            <text:p>-0.098177768290043</text:p>
          </table:table-cell>
          <table:table-cell table:style-name="ce6" table:formula="of:=[.B31]*COS([.C31])" office:value-type="float" office:value="14.9382443558268" calcext:value-type="float">
            <text:p>14.9382443558268</text:p>
          </table:table-cell>
          <table:table-cell table:style-name="ce6" table:formula="of:=[.B31]*SIN([.C31])" office:value-type="float" office:value="-1.47133386757481" calcext:value-type="float">
            <text:p>-1.47133386757481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237" calcext:value-type="float">
            <text:p>237</text:p>
          </table:table-cell>
          <table:table-cell table:style-name="ce5" office:value-type="string" calcext:value-type="string">
            <text:p>Not Considered</text:p>
          </table:table-cell>
          <table:table-cell table:style-name="ce5" table:number-columns-repeated="1016"/>
        </table:table-row>
        <table:table-row table:style-name="ro1">
          <table:table-cell office:value-type="string" calcext:value-type="string">
            <text:p>15_center</text:p>
          </table:table-cell>
          <table:table-cell office:value-type="float" office:value="15.0105285644531" calcext:value-type="float">
            <text:p>15.0105285644531</text:p>
          </table:table-cell>
          <table:table-cell office:value-type="float" office:value="-0.0164907965809107" calcext:value-type="float">
            <text:p>-0.016490796580911</text:p>
          </table:table-cell>
          <table:table-cell table:style-name="ce6" table:formula="of:=[.B32]*COS([.C32])" office:value-type="float" office:value="15.0084875813154" calcext:value-type="float">
            <text:p>15.0084875813154</text:p>
          </table:table-cell>
          <table:table-cell table:style-name="ce6" table:formula="of:=[.B32]*SIN([.C32])" office:value-type="float" office:value="-0.247524353880728" calcext:value-type="float">
            <text:p>-0.247524353880728</text:p>
          </table:table-cell>
          <table:table-cell office:value-type="float" office:value="314" calcext:value-type="float">
            <text:p>314</text:p>
          </table:table-cell>
          <table:table-cell office:value-type="float" office:value="237" calcext:value-type="float">
            <text:p>2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_left2</text:p>
          </table:table-cell>
          <table:table-cell office:value-type="float" office:value="14.0263071060181" calcext:value-type="float">
            <text:p>14.0263071060181</text:p>
          </table:table-cell>
          <table:table-cell office:value-type="float" office:value="0.295587956905365" calcext:value-type="float">
            <text:p>0.295587956905365</text:p>
          </table:table-cell>
          <table:table-cell table:style-name="ce6" table:formula="of:=[.B33]*COS([.C33])" office:value-type="float" office:value="13.4180006763192" calcext:value-type="float">
            <text:p>13.4180006763192</text:p>
          </table:table-cell>
          <table:table-cell table:style-name="ce6" table:formula="of:=[.B33]*SIN([.C33])" office:value-type="float" office:value="4.0858963377247" calcext:value-type="float">
            <text:p>4.0858963377247</text:p>
          </table:table-cell>
          <table:table-cell office:value-type="float" office:value="184" calcext:value-type="float">
            <text:p>184</text:p>
          </table:table-cell>
          <table:table-cell office:value-type="float" office:value="237" calcext:value-type="float">
            <text:p>2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_right1</text:p>
          </table:table-cell>
          <table:table-cell office:value-type="float" office:value="19.9682598114014" calcext:value-type="float">
            <text:p>19.9682598114014</text:p>
          </table:table-cell>
          <table:table-cell office:value-type="float" office:value="-0.154169768095016" calcext:value-type="float">
            <text:p>-0.154169768095016</text:p>
          </table:table-cell>
          <table:table-cell table:style-name="ce6" table:formula="of:=[.B34]*COS([.C34])" office:value-type="float" office:value="19.731423500957" calcext:value-type="float">
            <text:p>19.731423500957</text:p>
          </table:table-cell>
          <table:table-cell table:style-name="ce6" table:formula="of:=[.B34]*SIN([.C34])" office:value-type="float" office:value="-3.0663213337008" calcext:value-type="float">
            <text:p>-3.0663213337008</text:p>
          </table:table-cell>
          <table:table-cell office:value-type="float" office:value="374" calcext:value-type="float">
            <text:p>374</text:p>
          </table:table-cell>
          <table:table-cell office:value-type="float" office:value="226" calcext:value-type="float">
            <text:p>2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_left1</text:p>
          </table:table-cell>
          <table:table-cell office:value-type="float" office:value="20.1055946350098" calcext:value-type="float">
            <text:p>20.1055946350098</text:p>
          </table:table-cell>
          <table:table-cell office:value-type="float" office:value="0.133748024702072" calcext:value-type="float">
            <text:p>0.133748024702072</text:p>
          </table:table-cell>
          <table:table-cell table:style-name="ce6" table:formula="of:=[.B35]*COS([.C35])" office:value-type="float" office:value="19.9260327417842" calcext:value-type="float">
            <text:p>19.9260327417842</text:p>
          </table:table-cell>
          <table:table-cell table:style-name="ce6" table:formula="of:=[.B35]*SIN([.C35])" office:value-type="float" office:value="2.68107344186584" calcext:value-type="float">
            <text:p>2.68107344186584</text:p>
          </table:table-cell>
          <table:table-cell office:value-type="float" office:value="250" calcext:value-type="float">
            <text:p>250</text:p>
          </table:table-cell>
          <table:table-cell office:value-type="float" office:value="226" calcext:value-type="float">
            <text:p>2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_center</text:p>
          </table:table-cell>
          <table:table-cell office:value-type="float" office:value="20.0735492706299" calcext:value-type="float">
            <text:p>20.0735492706299</text:p>
          </table:table-cell>
          <table:table-cell office:value-type="float" office:value="-0.0116010839119554" calcext:value-type="float">
            <text:p>-0.011601083911955</text:p>
          </table:table-cell>
          <table:table-cell table:style-name="ce6" table:formula="of:=[.B36]*COS([.C36])" office:value-type="float" office:value="20.0721984849806" calcext:value-type="float">
            <text:p>20.0721984849806</text:p>
          </table:table-cell>
          <table:table-cell table:style-name="ce6" table:formula="of:=[.B36]*SIN([.C36])" office:value-type="float" office:value="-0.232869705950027" calcext:value-type="float">
            <text:p>-0.232869705950027</text:p>
          </table:table-cell>
          <table:table-cell office:value-type="float" office:value="311" calcext:value-type="float">
            <text:p>311</text:p>
          </table:table-cell>
          <table:table-cell office:value-type="float" office:value="227" calcext:value-type="float">
            <text:p>2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_right2</text:p>
          </table:table-cell>
          <table:table-cell office:value-type="float" office:value="18.929105758667" calcext:value-type="float">
            <text:p>18.929105758667</text:p>
          </table:table-cell>
          <table:table-cell office:value-type="float" office:value="-0.304504483938217" calcext:value-type="float">
            <text:p>-0.304504483938217</text:p>
          </table:table-cell>
          <table:table-cell table:style-name="ce6" table:formula="of:=[.B37]*COS([.C37])" office:value-type="float" office:value="18.0582842786561" calcext:value-type="float">
            <text:p>18.0582842786561</text:p>
          </table:table-cell>
          <table:table-cell table:style-name="ce6" table:formula="of:=[.B37]*SIN([.C37])" office:value-type="float" office:value="-5.67533379934974" calcext:value-type="float">
            <text:p>-5.67533379934974</text:p>
          </table:table-cell>
          <table:table-cell office:value-type="float" office:value="438" calcext:value-type="float">
            <text:p>438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20_left2</text:p>
          </table:table-cell>
          <table:table-cell table:style-name="ce13" office:value-type="float" office:value="21.6299934387207" calcext:value-type="float">
            <text:p>21.6299934387207</text:p>
          </table:table-cell>
          <table:table-cell table:style-name="ce13" office:value-type="float" office:value="0.262798100709915" calcext:value-type="float">
            <text:p>0.262798100709915</text:p>
          </table:table-cell>
          <table:table-cell table:style-name="ce6" table:formula="of:=[.B38]*COS([.C38])" office:value-type="float" office:value="20.8873678174483" calcext:value-type="float">
            <text:p>20.8873678174483</text:p>
          </table:table-cell>
          <table:table-cell table:style-name="ce6" table:formula="of:=[.B38]*SIN([.C38])" office:value-type="float" office:value="5.61911753015775" calcext:value-type="float">
            <text:p>5.61911753015775</text:p>
          </table:table-cell>
          <table:table-cell table:style-name="ce13" office:value-type="float" office:value="188" calcext:value-type="float">
            <text:p>188</text:p>
          </table:table-cell>
          <table:table-cell table:style-name="ce13" office:value-type="float" office:value="226" calcext:value-type="float">
            <text:p>226</text:p>
          </table:table-cell>
          <table:table-cell table:style-name="ce13" table:number-columns-repeated="1017"/>
        </table:table-row>
        <table:table-row table:style-name="ro1">
          <table:table-cell office:value-type="string" calcext:value-type="string">
            <text:p>25_right1</text:p>
          </table:table-cell>
          <table:table-cell office:value-type="float" office:value="25.0358600616455" calcext:value-type="float">
            <text:p>25.0358600616455</text:p>
          </table:table-cell>
          <table:table-cell office:value-type="float" office:value="-0.164332702755928" calcext:value-type="float">
            <text:p>-0.164332702755928</text:p>
          </table:table-cell>
          <table:table-cell table:style-name="ce6" table:formula="of:=[.B39]*COS([.C39])" office:value-type="float" office:value="24.6985704667786" calcext:value-type="float">
            <text:p>24.6985704667786</text:p>
          </table:table-cell>
          <table:table-cell table:style-name="ce6" table:formula="of:=[.B39]*SIN([.C39])" office:value-type="float" office:value="-4.09571799857702" calcext:value-type="float">
            <text:p>-4.09571799857702</text:p>
          </table:table-cell>
          <table:table-cell office:value-type="float" office:value="377" calcext:value-type="float">
            <text:p>377</text:p>
          </table:table-cell>
          <table:table-cell office:value-type="float" office:value="222" calcext:value-type="float">
            <text:p>2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_left1</text:p>
          </table:table-cell>
          <table:table-cell office:value-type="float" office:value="25.0267028808594" calcext:value-type="float">
            <text:p>25.0267028808594</text:p>
          </table:table-cell>
          <table:table-cell office:value-type="float" office:value="0.124447986483574" calcext:value-type="float">
            <text:p>0.124447986483574</text:p>
          </table:table-cell>
          <table:table-cell table:style-name="ce6" table:formula="of:=[.B40]*COS([.C40])" office:value-type="float" office:value="24.8331548246376" calcext:value-type="float">
            <text:p>24.8331548246376</text:p>
          </table:table-cell>
          <table:table-cell table:style-name="ce6" table:formula="of:=[.B40]*SIN([.C40])" office:value-type="float" office:value="3.10648974606304" calcext:value-type="float">
            <text:p>3.10648974606304</text:p>
          </table:table-cell>
          <table:table-cell office:value-type="float" office:value="254" calcext:value-type="float">
            <text:p>254</text:p>
          </table:table-cell>
          <table:table-cell office:value-type="float" office:value="221" calcext:value-type="float">
            <text:p>2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_center</text:p>
          </table:table-cell>
          <table:table-cell office:value-type="float" office:value="25.0038146972656" calcext:value-type="float">
            <text:p>25.0038146972656</text:p>
          </table:table-cell>
          <table:table-cell office:value-type="float" office:value="-0.0180248245596886" calcext:value-type="float">
            <text:p>-0.018024824559689</text:p>
          </table:table-cell>
          <table:table-cell table:style-name="ce6" table:formula="of:=[.B41]*COS([.C41])" office:value-type="float" office:value="24.9997530087939" calcext:value-type="float">
            <text:p>24.9997530087939</text:p>
          </table:table-cell>
          <table:table-cell table:style-name="ce6" table:formula="of:=[.B41]*SIN([.C41])" office:value-type="float" office:value="-0.450664969236178" calcext:value-type="float">
            <text:p>-0.450664969236178</text:p>
          </table:table-cell>
          <table:table-cell office:value-type="float" office:value="315" calcext:value-type="float">
            <text:p>315</text:p>
          </table:table-cell>
          <table:table-cell office:value-type="float" office:value="223" calcext:value-type="float">
            <text:p>2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_right2</text:p>
          </table:table-cell>
          <table:table-cell office:value-type="float" office:value="25.1182594299316" calcext:value-type="float">
            <text:p>25.1182594299316</text:p>
          </table:table-cell>
          <table:table-cell office:value-type="float" office:value="-0.307956039905548" calcext:value-type="float">
            <text:p>-0.307956039905548</text:p>
          </table:table-cell>
          <table:table-cell table:style-name="ce6" table:formula="of:=[.B42]*COS([.C42])" office:value-type="float" office:value="23.9365736231739" calcext:value-type="float">
            <text:p>23.9365736231739</text:p>
          </table:table-cell>
          <table:table-cell table:style-name="ce6" table:formula="of:=[.B42]*SIN([.C42])" office:value-type="float" office:value="-7.61363250831857" calcext:value-type="float">
            <text:p>-7.61363250831857</text:p>
          </table:table-cell>
          <table:table-cell office:value-type="float" office:value="443" calcext:value-type="float">
            <text:p>443</text:p>
          </table:table-cell>
          <table:table-cell office:value-type="float" office:value="223" calcext:value-type="float">
            <text:p>2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_right1</text:p>
          </table:table-cell>
          <table:table-cell office:value-type="float" office:value="30.272834777832" calcext:value-type="float">
            <text:p>30.272834777832</text:p>
          </table:table-cell>
          <table:table-cell office:value-type="float" office:value="-0.179672986268997" calcext:value-type="float">
            <text:p>-0.179672986268997</text:p>
          </table:table-cell>
          <table:table-cell table:style-name="ce6" table:formula="of:=[.B43]*COS([.C43])" office:value-type="float" office:value="29.7855082934591" calcext:value-type="float">
            <text:p>29.7855082934591</text:p>
          </table:table-cell>
          <table:table-cell table:style-name="ce6" table:formula="of:=[.B43]*SIN([.C43])" office:value-type="float" office:value="-5.4099927159093" calcext:value-type="float">
            <text:p>-5.4099927159093</text:p>
          </table:table-cell>
          <table:table-cell office:value-type="float" office:value="384" calcext:value-type="float">
            <text:p>384</text:p>
          </table:table-cell>
          <table:table-cell office:value-type="float" office:value="218" calcext:value-type="float">
            <text:p>2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_left1</text:p>
          </table:table-cell>
          <table:table-cell office:value-type="float" office:value="30.140079498291" calcext:value-type="float">
            <text:p>30.140079498291</text:p>
          </table:table-cell>
          <table:table-cell office:value-type="float" office:value="0.12348922342062" calcext:value-type="float">
            <text:p>0.12348922342062</text:p>
          </table:table-cell>
          <table:table-cell table:style-name="ce6" table:formula="of:=[.B44]*COS([.C44])" office:value-type="float" office:value="29.9105594927656" calcext:value-type="float">
            <text:p>29.9105594927656</text:p>
          </table:table-cell>
          <table:table-cell table:style-name="ce6" table:formula="of:=[.B44]*SIN([.C44])" office:value-type="float" office:value="3.71252245690607" calcext:value-type="float">
            <text:p>3.71252245690607</text:p>
          </table:table-cell>
          <table:table-cell office:value-type="float" office:value="253" calcext:value-type="float">
            <text:p>253</text:p>
          </table:table-cell>
          <table:table-cell office:value-type="float" office:value="218" calcext:value-type="float">
            <text:p>2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_center</text:p>
          </table:table-cell>
          <table:table-cell office:value-type="float" office:value="30.0347919464111" calcext:value-type="float">
            <text:p>30.0347919464111</text:p>
          </table:table-cell>
          <table:table-cell office:value-type="float" office:value="-0.0360496491193771" calcext:value-type="float">
            <text:p>-0.036049649119377</text:p>
          </table:table-cell>
          <table:table-cell table:style-name="ce6" table:formula="of:=[.B45]*COS([.C45])" office:value-type="float" office:value="30.0152777944594" calcext:value-type="float">
            <text:p>30.0152777944594</text:p>
          </table:table-cell>
          <table:table-cell table:style-name="ce6" table:formula="of:=[.B45]*SIN([.C45])" office:value-type="float" office:value="-1.08250920810619" calcext:value-type="float">
            <text:p>-1.08250920810619</text:p>
          </table:table-cell>
          <table:table-cell office:value-type="float" office:value="322" calcext:value-type="float">
            <text:p>322</text:p>
          </table:table-cell>
          <table:table-cell office:value-type="float" office:value="217" calcext:value-type="float">
            <text:p>2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_right2</text:p>
          </table:table-cell>
          <table:table-cell office:value-type="float" office:value="29.970703125" calcext:value-type="float">
            <text:p>29.970703125</text:p>
          </table:table-cell>
          <table:table-cell office:value-type="float" office:value="-0.267208427190781" calcext:value-type="float">
            <text:p>-0.267208427190781</text:p>
          </table:table-cell>
          <table:table-cell table:style-name="ce6" table:formula="of:=[.B46]*COS([.C46])" office:value-type="float" office:value="28.9070950306785" calcext:value-type="float">
            <text:p>28.9070950306785</text:p>
          </table:table-cell>
          <table:table-cell table:style-name="ce6" table:formula="of:=[.B46]*SIN([.C46])" office:value-type="float" office:value="-7.91346338174415" calcext:value-type="float">
            <text:p>-7.91346338174415</text:p>
          </table:table-cell>
          <table:table-cell office:value-type="float" office:value="424" calcext:value-type="float">
            <text:p>424</text:p>
          </table:table-cell>
          <table:table-cell office:value-type="float" office:value="219" calcext:value-type="float">
            <text:p>2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_left2</text:p>
          </table:table-cell>
          <table:table-cell office:value-type="float" office:value="30.0759906768799" calcext:value-type="float">
            <text:p>30.0759906768799</text:p>
          </table:table-cell>
          <table:table-cell office:value-type="float" office:value="0.226652577519417" calcext:value-type="float">
            <text:p>0.226652577519417</text:p>
          </table:table-cell>
          <table:table-cell table:style-name="ce6" table:formula="of:=[.B47]*COS([.C47])" office:value-type="float" office:value="29.3067694128066" calcext:value-type="float">
            <text:p>29.3067694128066</text:p>
          </table:table-cell>
          <table:table-cell table:style-name="ce6" table:formula="of:=[.B47]*SIN([.C47])" office:value-type="float" office:value="6.7585857825696" calcext:value-type="float">
            <text:p>6.7585857825696</text:p>
          </table:table-cell>
          <table:table-cell office:value-type="float" office:value="207" calcext:value-type="float">
            <text:p>207</text:p>
          </table:table-cell>
          <table:table-cell office:value-type="float" office:value="217" calcext:value-type="float">
            <text:p>21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5" table:number-columns-repeated="1024"/>
        </table:table-row>
        <table:table-row table:style-name="ro2">
          <table:table-cell table:style-name="ce1" office:value-type="string" calcext:value-type="string">
            <text:p><text:span text:style-name="T1">15</text:span><text:span text:style-name="T2">th</text:span><text:span text:style-name="T1"> Nov</text:span>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rker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azimuth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RCS</text:p>
          </table:table-cell>
          <table:table-cell table:style-name="ce1" office:value-type="string" calcext:value-type="string">
            <text:p>SNR</text:p>
          </table:table-cell>
          <table:table-cell table:style-name="ce16" office:value-type="string" calcext:value-type="string">
            <text:p>OBJ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RCS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Copper_10</text:p>
          </table:table-cell>
          <table:table-cell office:value-type="float" office:value="10.116886138916" calcext:value-type="float">
            <text:p>10.116886138916</text:p>
          </table:table-cell>
          <table:table-cell office:value-type="float" office:value="0.0178330708295107" calcext:value-type="float">
            <text:p>0.017833070829511</text:p>
          </table:table-cell>
          <table:table-cell table:number-columns-repeated="4"/>
          <table:table-cell office:value-type="float" office:value="8.89309406280518" calcext:value-type="float">
            <text:p>8.89309406280518</text:p>
          </table:table-cell>
          <table:table-cell office:value-type="float" office:value="28.8999996185303" calcext:value-type="float">
            <text:p>28.8999996185303</text:p>
          </table:table-cell>
          <table:table-cell table:style-name="ce16" office:value-type="string" calcext:value-type="string">
            <text:p>OBJ</text:p>
          </table:table-cell>
          <table:table-cell office:value-type="float" office:value="10.1260414123535" calcext:value-type="float">
            <text:p>10.1260414123535</text:p>
          </table:table-cell>
          <table:table-cell office:value-type="float" office:value="0.19226661324501" calcext:value-type="float">
            <text:p>0.19226661324501</text:p>
          </table:table-cell>
          <table:table-cell table:number-columns-repeated="2"/>
          <table:table-cell office:value-type="float" office:value="9.7293004989624" calcext:value-type="float">
            <text:p>9.729300498962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pper_15</text:p>
          </table:table-cell>
          <table:table-cell office:value-type="float" office:value="15.2211065292358" calcext:value-type="float">
            <text:p>15.2211065292358</text:p>
          </table:table-cell>
          <table:table-cell office:value-type="float" office:value="-0.0162031669169664" calcext:value-type="float">
            <text:p>-0.016203166916967</text:p>
          </table:table-cell>
          <table:table-cell table:number-columns-repeated="4"/>
          <table:table-cell office:value-type="float" office:value="8.71608638763428" calcext:value-type="float">
            <text:p>8.71608638763428</text:p>
          </table:table-cell>
          <table:table-cell office:value-type="float" office:value="36.5" calcext:value-type="float">
            <text:p>36.5</text:p>
          </table:table-cell>
          <table:table-cell table:style-name="ce16" office:value-type="string" calcext:value-type="string">
            <text:p>OBJ</text:p>
          </table:table-cell>
          <table:table-cell office:value-type="float" office:value="15.5735950469971" calcext:value-type="float">
            <text:p>15.5735950469971</text:p>
          </table:table-cell>
          <table:table-cell office:value-type="float" office:value="-0.247199922800064" calcext:value-type="float">
            <text:p>-0.247199922800064</text:p>
          </table:table-cell>
          <table:table-cell table:number-columns-repeated="2"/>
          <table:table-cell office:value-type="float" office:value="8.93581962585449" calcext:value-type="float">
            <text:p>8.9358196258544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pper_20</text:p>
          </table:table-cell>
          <table:table-cell office:value-type="float" office:value="20.1513710021973" calcext:value-type="float">
            <text:p>20.1513710021973</text:p>
          </table:table-cell>
          <table:table-cell office:value-type="float" office:value="-0.00747838476672769" calcext:value-type="float">
            <text:p>-0.007478384766728</text:p>
          </table:table-cell>
          <table:table-cell table:number-columns-repeated="4"/>
          <table:table-cell office:value-type="float" office:value="8.73134517669678" calcext:value-type="float">
            <text:p>8.73134517669678</text:p>
          </table:table-cell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OBJ</text:p>
          </table:table-cell>
          <table:table-cell office:value-type="float" office:value="20.1513710021973" calcext:value-type="float">
            <text:p>20.1513710021973</text:p>
          </table:table-cell>
          <table:table-cell office:value-type="float" office:value="-0.128177747130394" calcext:value-type="float">
            <text:p>-0.128177747130394</text:p>
          </table:table-cell>
          <table:table-cell table:number-columns-repeated="2"/>
          <table:table-cell office:value-type="float" office:value="8.70693111419678" calcext:value-type="float">
            <text:p>8.7069311141967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pper_25</text:p>
          </table:table-cell>
          <table:table-cell office:value-type="float" office:value="25.214391708374" calcext:value-type="float">
            <text:p>25.214391708374</text:p>
          </table:table-cell>
          <table:table-cell office:value-type="float" office:value="-0.0202299896627665" calcext:value-type="float">
            <text:p>-0.020229989662767</text:p>
          </table:table-cell>
          <table:table-cell table:number-columns-repeated="4"/>
          <table:table-cell office:value-type="float" office:value="4.11999893188477" calcext:value-type="float">
            <text:p>4.11999893188477</text:p>
          </table:table-cell>
          <table:table-cell office:value-type="float" office:value="36.5" calcext:value-type="float">
            <text:p>36.5</text:p>
          </table:table-cell>
          <table:table-cell table:style-name="ce16" office:value-type="string" calcext:value-type="string">
            <text:p>OBJ</text:p>
          </table:table-cell>
          <table:table-cell office:value-type="float" office:value="25.196081161499" calcext:value-type="float">
            <text:p>25.196081161499</text:p>
          </table:table-cell>
          <table:table-cell office:value-type="float" office:value="-0.476088762283325" calcext:value-type="float">
            <text:p>-0.476088762283325</text:p>
          </table:table-cell>
          <table:table-cell table:number-columns-repeated="2"/>
          <table:table-cell office:value-type="float" office:value="5.56962776184082" calcext:value-type="float">
            <text:p>5.5696277618408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pper_30</text:p>
          </table:table-cell>
          <table:table-cell office:value-type="float" office:value="30.1812801361084" calcext:value-type="float">
            <text:p>30.1812801361084</text:p>
          </table:table-cell>
          <table:table-cell office:value-type="float" office:value="-0.0250238254666328" calcext:value-type="float">
            <text:p>-0.025023825466633</text:p>
          </table:table-cell>
          <table:table-cell table:number-columns-repeated="4"/>
          <table:table-cell office:value-type="float" office:value="9.09756755828857" calcext:value-type="float">
            <text:p>9.09756755828857</text:p>
          </table:table-cell>
          <table:table-cell office:value-type="float" office:value="34.2999992370605" calcext:value-type="float">
            <text:p>34.2999992370605</text:p>
          </table:table-cell>
          <table:table-cell table:style-name="ce16" office:value-type="string" calcext:value-type="string">
            <text:p>OBJ</text:p>
          </table:table-cell>
          <table:table-cell office:value-type="float" office:value="30.1767024993896" calcext:value-type="float">
            <text:p>30.1767024993896</text:p>
          </table:table-cell>
          <table:table-cell office:value-type="float" office:value="-0.732444226741791" calcext:value-type="float">
            <text:p>-0.732444226741791</text:p>
          </table:table-cell>
          <table:table-cell table:number-columns-repeated="2"/>
          <table:table-cell office:value-type="float" office:value="14.5634326934814" calcext:value-type="float">
            <text:p>14.5634326934814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ce16" office:value-type="string" calcext:value-type="string">
            <text:p>OBJ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cta_10</text:p>
          </table:table-cell>
          <table:table-cell table:number-columns-repeated="8"/>
          <table:table-cell table:style-name="ce16" office:value-type="string" calcext:value-type="string">
            <text:p>OBJ</text:p>
          </table:table-cell>
          <table:table-cell office:value-type="float" office:value="10.0894193649292" calcext:value-type="float">
            <text:p>10.0894193649292</text:p>
          </table:table-cell>
          <table:table-cell office:value-type="float" office:value="0.201422169804573" calcext:value-type="float">
            <text:p>0.201422169804573</text:p>
          </table:table-cell>
          <table:table-cell table:number-columns-repeated="2"/>
          <table:table-cell office:value-type="float" office:value="18.5033721923828" calcext:value-type="float">
            <text:p>18.50337219238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cta_15</text:p>
          </table:table-cell>
          <table:table-cell office:value-type="float" office:value="15.1066617965698" calcext:value-type="float">
            <text:p>15.1066617965698</text:p>
          </table:table-cell>
          <table:table-cell office:value-type="float" office:value="0.208915382623672" calcext:value-type="float">
            <text:p>0.208915382623672</text:p>
          </table:table-cell>
          <table:table-cell table:number-columns-repeated="4"/>
          <table:table-cell office:value-type="float" office:value="14.5512256622314" calcext:value-type="float">
            <text:p>14.5512256622314</text:p>
          </table:table-cell>
          <table:table-cell office:value-type="float" office:value="36.2999992370605" calcext:value-type="float">
            <text:p>36.2999992370605</text:p>
          </table:table-cell>
          <table:table-cell table:style-name="ce16" office:value-type="string" calcext:value-type="string">
            <text:p>OBJ</text:p>
          </table:table-cell>
          <table:table-cell office:value-type="float" office:value="14.7862176895142" calcext:value-type="float">
            <text:p>14.7862176895142</text:p>
          </table:table-cell>
          <table:table-cell office:value-type="float" office:value="3.13119912147522" calcext:value-type="float">
            <text:p>3.13119912147522</text:p>
          </table:table-cell>
          <table:table-cell table:number-columns-repeated="2"/>
          <table:table-cell office:value-type="float" office:value="14.9357585906982" calcext:value-type="float">
            <text:p>14.935758590698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cta_20</text:p>
          </table:table-cell>
          <table:table-cell office:value-type="float" office:value="20.1055946350098" calcext:value-type="float">
            <text:p>20.1055946350098</text:p>
          </table:table-cell>
          <table:table-cell office:value-type="float" office:value="-0.00719075417146087" calcext:value-type="float">
            <text:p>-0.007190754171461</text:p>
          </table:table-cell>
          <table:table-cell table:number-columns-repeated="4"/>
          <table:table-cell office:value-type="float" office:value="18.8756980895996" calcext:value-type="float">
            <text:p>18.8756980895996</text:p>
          </table:table-cell>
          <table:table-cell office:value-type="float" office:value="23.6000003814697" calcext:value-type="float">
            <text:p>23.6000003814697</text:p>
          </table:table-cell>
          <table:table-cell table:style-name="ce16" office:value-type="string" calcext:value-type="string">
            <text:p>OBJ</text:p>
          </table:table-cell>
          <table:table-cell office:value-type="float" office:value="20.1055946350098" calcext:value-type="float">
            <text:p>20.1055946350098</text:p>
          </table:table-cell>
          <table:table-cell office:value-type="float" office:value="-0.128177747130394" calcext:value-type="float">
            <text:p>-0.128177747130394</text:p>
          </table:table-cell>
          <table:table-cell table:number-columns-repeated="2"/>
          <table:table-cell office:value-type="float" office:value="18.7139492034912" calcext:value-type="float">
            <text:p>18.71394920349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cta_25</text:p>
          </table:table-cell>
          <table:table-cell office:value-type="float" office:value="25.1045265197754" calcext:value-type="float">
            <text:p>25.1045265197754</text:p>
          </table:table-cell>
          <table:table-cell office:value-type="float" office:value="-0.0186000838875771" calcext:value-type="float">
            <text:p>-0.018600083887577</text:p>
          </table:table-cell>
          <table:table-cell table:number-columns-repeated="4"/>
          <table:table-cell office:value-type="float" office:value="14.7312841415405" calcext:value-type="float">
            <text:p>14.7312841415405</text:p>
          </table:table-cell>
          <table:table-cell office:value-type="float" office:value="36.5" calcext:value-type="float">
            <text:p>36.5</text:p>
          </table:table-cell>
          <table:table-cell table:style-name="ce16" office:value-type="string" calcext:value-type="string">
            <text:p>OBJ</text:p>
          </table:table-cell>
          <table:table-cell office:value-type="float" office:value="25.1411476135254" calcext:value-type="float">
            <text:p>25.1411476135254</text:p>
          </table:table-cell>
          <table:table-cell office:value-type="float" office:value="-0.439466536045074" calcext:value-type="float">
            <text:p>-0.439466536045074</text:p>
          </table:table-cell>
          <table:table-cell table:number-columns-repeated="2"/>
          <table:table-cell office:value-type="float" office:value="18.2531204223633" calcext:value-type="float">
            <text:p>18.253120422363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cta_30</text:p>
          </table:table-cell>
          <table:table-cell office:value-type="float" office:value="30.0988807678223" calcext:value-type="float">
            <text:p>30.0988807678223</text:p>
          </table:table-cell>
          <table:table-cell office:value-type="float" office:value="-0.0255990847945213" calcext:value-type="float">
            <text:p>-0.025599084794521</text:p>
          </table:table-cell>
          <table:table-cell table:number-columns-repeated="4"/>
          <table:table-cell office:value-type="float" office:value="19.4189281463623" calcext:value-type="float">
            <text:p>19.4189281463623</text:p>
          </table:table-cell>
          <table:table-cell office:value-type="float" office:value="33.5" calcext:value-type="float">
            <text:p>33.5</text:p>
          </table:table-cell>
          <table:table-cell table:style-name="ce16" office:value-type="string" calcext:value-type="string">
            <text:p>OBJ</text:p>
          </table:table-cell>
          <table:table-cell office:value-type="float" office:value="30.1126136779785" calcext:value-type="float">
            <text:p>30.1126136779785</text:p>
          </table:table-cell>
          <table:table-cell office:value-type="float" office:value="-0.750755310058594" calcext:value-type="float">
            <text:p>-0.750755310058594</text:p>
          </table:table-cell>
          <table:table-cell table:number-columns-repeated="2"/>
          <table:table-cell office:value-type="float" office:value="19.9957275390625" calcext:value-type="float">
            <text:p>19.9957275390625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aln_cone_10</text:p>
          </table:table-cell>
          <table:table-cell office:value-type="float" office:value="10.0207529067993" calcext:value-type="float">
            <text:p>10.0207529067993</text:p>
          </table:table-cell>
          <table:table-cell office:value-type="float" office:value="-0.0137103721499443" calcext:value-type="float">
            <text:p>-0.013710372149944</text:p>
          </table:table-cell>
          <table:table-cell table:number-columns-repeated="4"/>
          <table:table-cell office:value-type="float" office:value="10.0070190429688" calcext:value-type="float">
            <text:p>10.0070190429688</text:p>
          </table:table-cell>
          <table:table-cell office:value-type="float" office:value="26.3999996185303" calcext:value-type="float">
            <text:p>26.3999996185303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aln_cone_15</text:p>
          </table:table-cell>
          <table:table-cell office:value-type="float" office:value="15.0105285644531" calcext:value-type="float">
            <text:p>15.0105285644531</text:p>
          </table:table-cell>
          <table:table-cell office:value-type="float" office:value="-0.0164907965809107" calcext:value-type="float">
            <text:p>-0.016490796580911</text:p>
          </table:table-cell>
          <table:table-cell table:number-columns-repeated="4"/>
          <table:table-cell office:value-type="float" office:value="12.3996706008911" calcext:value-type="float">
            <text:p>12.3996706008911</text:p>
          </table:table-cell>
          <table:table-cell office:value-type="float" office:value="22.1000003814697" calcext:value-type="float">
            <text:p>22.1000003814697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15_left2</text:p>
          </table:table-cell>
          <table:table-cell office:value-type="float" office:value="14.0263071060181" calcext:value-type="float">
            <text:p>14.0263071060181</text:p>
          </table:table-cell>
          <table:table-cell office:value-type="float" office:value="0.295587956905365" calcext:value-type="float">
            <text:p>0.295587956905365</text:p>
          </table:table-cell>
          <table:table-cell table:number-columns-repeated="4"/>
          <table:table-cell office:value-type="float" office:value="9.15555286407471" calcext:value-type="float">
            <text:p>9.15555286407471</text:p>
          </table:table-cell>
          <table:table-cell office:value-type="float" office:value="21.7999992370605" calcext:value-type="float">
            <text:p>21.7999992370605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20_left1</text:p>
          </table:table-cell>
          <table:table-cell office:value-type="float" office:value="20.1055946350098" calcext:value-type="float">
            <text:p>20.1055946350098</text:p>
          </table:table-cell>
          <table:table-cell office:value-type="float" office:value="0.133748024702072" calcext:value-type="float">
            <text:p>0.133748024702072</text:p>
          </table:table-cell>
          <table:table-cell table:number-columns-repeated="4"/>
          <table:table-cell office:value-type="float" office:value="11.0324411392212" calcext:value-type="float">
            <text:p>11.0324411392212</text:p>
          </table:table-cell>
          <table:table-cell office:value-type="float" office:value="33.2000007629395" calcext:value-type="float">
            <text:p>33.2000007629395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20_right1</text:p>
          </table:table-cell>
          <table:table-cell office:value-type="float" office:value="19.9682598114014" calcext:value-type="float">
            <text:p>19.9682598114014</text:p>
          </table:table-cell>
          <table:table-cell office:value-type="float" office:value="-0.154169768095016" calcext:value-type="float">
            <text:p>-0.154169768095016</text:p>
          </table:table-cell>
          <table:table-cell table:number-columns-repeated="4"/>
          <table:table-cell office:value-type="float" office:value="8.06909370422363" calcext:value-type="float">
            <text:p>8.06909370422363</text:p>
          </table:table-cell>
          <table:table-cell office:value-type="float" office:value="33.2000007629395" calcext:value-type="float">
            <text:p>33.2000007629395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30_center</text:p>
          </table:table-cell>
          <table:table-cell office:value-type="float" office:value="30.0347919464111" calcext:value-type="float">
            <text:p>30.0347919464111</text:p>
          </table:table-cell>
          <table:table-cell office:value-type="float" office:value="-0.0360496491193771" calcext:value-type="float">
            <text:p>-0.036049649119377</text:p>
          </table:table-cell>
          <table:table-cell table:number-columns-repeated="4"/>
          <table:table-cell office:value-type="float" office:value="13.1260108947754" calcext:value-type="float">
            <text:p>13.1260108947754</text:p>
          </table:table-cell>
          <table:table-cell office:value-type="float" office:value="24.2000007629395" calcext:value-type="float">
            <text:p>24.2000007629395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30_right2</text:p>
          </table:table-cell>
          <table:table-cell office:value-type="float" office:value="29.970703125" calcext:value-type="float">
            <text:p>29.970703125</text:p>
          </table:table-cell>
          <table:table-cell office:value-type="float" office:value="-0.267208427190781" calcext:value-type="float">
            <text:p>-0.267208427190781</text:p>
          </table:table-cell>
          <table:table-cell table:number-columns-repeated="4"/>
          <table:table-cell office:value-type="float" office:value="12.5614185333252" calcext:value-type="float">
            <text:p>12.5614185333252</text:p>
          </table:table-cell>
          <table:table-cell office:value-type="float" office:value="36.5" calcext:value-type="float">
            <text:p>36.5</text:p>
          </table:table-cell>
          <table:table-cell table:style-name="ce2"/>
          <table:table-cell table:number-columns-repeated="1014"/>
        </table:table-row>
        <table:table-row table:style-name="ro1" table:number-rows-repeated="9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7">00/00/0000</text:date>, <text:time style:data-style-name="N2" text:time-value="10:50:12.7599117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18T12:31:43.175951180</meta:creation-date>
    <dc:date>2023-11-17T14:14:28.656588030</dc:date>
    <meta:editing-duration>PT3H24M28S</meta:editing-duration>
    <meta:editing-cycles>12</meta:editing-cycles>
    <meta:generator>LibreOffice/6.0.7.3$Linux_X86_64 LibreOffice_project/00m0$Build-3</meta:generator>
    <meta:document-statistic meta:table-count="1" meta:cell-count="442" meta:object-count="0"/>
  </office:meta>
</office:document-meta>
</file>